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6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3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8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1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69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69" office:value-type="string" calcext:value-type="string" table:number-columns-spanned="2" table:number-rows-spanned="1">
            <text:p>Wysokość kredytu:</text:p>
          </table:table-cell>
          <table:covered-table-cell table:style-name="ce69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3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3"/>
          <table:table-cell table:style-name="ce4"/>
          <table:table-cell table:style-name="ce84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4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8393.56475162491" calcext:value-type="float">
            <text:p><text:s/>8 393,5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1673.10191504175" calcext:value-type="float">
            <text:p>-1 673,10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69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69"/>
          <table:table-cell table:style-name="ce17"/>
          <table:table-cell/>
          <table:table-cell table:style-name="ce69" office:value-type="string" calcext:value-type="string" table:number-columns-spanned="2" table:number-rows-spanned="1">
            <text:p>Miesięczna wpłata:</text:p>
          </table:table-cell>
          <table:covered-table-cell table:style-name="ce69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8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8"/>
          <table:table-cell/>
          <table:table-cell table:style-name="ce101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1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8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2" table:cell-range-address="$PMT.$H$2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12:49:49.95432824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3:06:50.344818566</dc:date>
    <meta:editing-cycles>13</meta:editing-cycles>
    <meta:editing-duration>P11DT13H55M13S</meta:editing-duration>
    <meta:generator>LibreOffice/6.0.2.1$Linux_X86_64 LibreOffice_project/00m0$Build-1</meta:generator>
    <meta:document-statistic meta:table-count="4" meta:cell-count="105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